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54in"/>
    </style:style>
    <style:style style:name="co5" style:family="table-column">
      <style:table-column-properties fo:break-before="auto" style:column-width="1.6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1"/>
    <style:style style:name="ce3" style:family="table-cell" style:parent-style-name="Default" style:data-style-name="N81"/>
    <style:style style:name="ce4" style:family="table-cell" style:parent-style-name="Default">
      <style:table-cell-properties fo:border-bottom="none" fo:border-left="0.74pt ridge #000000" fo:border-right="none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24in" svg:height="3.5449in" svg:x="12.3146in" svg:y="3.3362in">
            <draw:object draw:notify-on-update-of-ranges="Sheet1.A2:Sheet1.A2 Sheet1.A3:Sheet1.A3 Sheet1.A4:Sheet1.A4 Sheet1.A5:Sheet1.A5 Sheet1.A6:Sheet1.A6 Sheet1.A7:Sheet1.A7 Sheet1.A8:Sheet1.A8 Sheet1.A9:Sheet1.A9 Sheet1.A10:Sheet1.A10 Sheet1.A11:Sheet1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7161in" svg:height="2.6575in" svg:x="4.1799in" svg:y="2.4051in">
            <draw:object draw:notify-on-update-of-ranges="Sheet1.A17:Sheet1.A17 Sheet1.A18:Sheet1.A26 Sheet1.B17:Sheet1.B17 Sheet1.B18:Sheet1.B26 Sheet1.C18:Sheet1.C26 Sheet1.C18:Sheet1.C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Preproc recalculated always and variable file buffer</text:p>
          </table:table-cell>
          <table:table-cell/>
          <table:table-cell table:style-name="ce2"/>
          <table:table-cell table:number-columns-repeated="3"/>
          <table:table-cell office:value-type="string" calcext:value-type="string">
            <text:p>Preproc static and variable file buffer</text:p>
          </table:table-cell>
          <table:table-cell table:number-columns-repeated="5"/>
          <table:table-cell office:value-type="string" calcext:value-type="string">
            <text:p>Preproc static and static file buff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name</text:p>
          </table:table-cell>
          <table:table-cell office:value-type="string" calcext:value-type="string">
            <text:p>sec/op</text:p>
          </table:table-cell>
          <table:table-cell office:value-type="string" calcext:value-type="string">
            <text:p>stdev</text:p>
          </table:table-cell>
          <table:table-cell table:style-name="ce2" office:value-type="string" calcext:value-type="string">
            <text:p>B/op 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llocs/op</text:p>
          </table:table-cell>
          <table:table-cell office:value-type="string" calcext:value-type="string">
            <text:p>stdev</text:p>
          </table:table-cell>
          <table:table-cell table:style-name="ce4"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style-name="ce2" office:value-type="string" calcext:value-type="string">
            <text:p>B/op 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llocs/op</text:p>
          </table:table-cell>
          <table:table-cell office:value-type="string" calcext:value-type="string">
            <text:p>stdev</text:p>
          </table:table-cell>
          <table:table-cell table:style-name="ce4"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style-name="ce2" office:value-type="string" calcext:value-type="string">
            <text:p>B/op 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llocs/op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MorisPrattFunction-8</text:p>
          </table:table-cell>
          <table:table-cell office:value-type="float" office:value="1.074" calcext:value-type="float">
            <text:p>1.074</text:p>
          </table:table-cell>
          <table:table-cell office:value-type="percentage" office:value="0.06" calcext:value-type="percentage">
            <text:p>6.00%</text:p>
          </table:table-cell>
          <table:table-cell table:style-name="ce3" office:value-type="float" office:value="264638296" calcext:value-type="float">
            <text:p>2.65E+08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98986" calcext:value-type="float">
            <text:p>1.99E+05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4" office:value-type="float" office:value="1.030144309" calcext:value-type="float">
            <text:p>1.030144309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3" office:value-type="float" office:value="264233968" calcext:value-type="float">
            <text:p>2.64E+08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93813.5" calcext:value-type="float">
            <text:p>1.94E+05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4" office:value-type="float" office:value="0.931020727" calcext:value-type="float">
            <text:p>0.931020727</text:p>
          </table:table-cell>
          <table:table-cell table:style-name="ce2" office:value-type="percentage" office:value="0.1" calcext:value-type="percentage">
            <text:p>10.00%</text:p>
          </table:table-cell>
          <table:table-cell table:style-name="ce3" office:value-type="float" office:value="16407024" calcext:value-type="float">
            <text:p>1.64E+07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83057.5" calcext:value-type="float">
            <text:p>1.83E+05</text:p>
          </table:table-cell>
          <table:table-cell table:style-name="ce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KurtMorisPrattFunction-8</text:p>
          </table:table-cell>
          <table:table-cell office:value-type="float" office:value="1.074" calcext:value-type="float">
            <text:p>1.074</text:p>
          </table:table-cell>
          <table:table-cell office:value-type="percentage" office:value="0.1" calcext:value-type="percentage">
            <text:p>10.00%</text:p>
          </table:table-cell>
          <table:table-cell table:style-name="ce3" office:value-type="float" office:value="264673224" calcext:value-type="float">
            <text:p>2.65E+08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99009.5" calcext:value-type="float">
            <text:p>1.99E+05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4" office:value-type="float" office:value="1.04182058" calcext:value-type="float">
            <text:p>1.04182058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3" office:value-type="float" office:value="264250968" calcext:value-type="float">
            <text:p>2.64E+08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93812" calcext:value-type="float">
            <text:p>1.94E+05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4" office:value-type="float" office:value="0.926771223" calcext:value-type="float">
            <text:p>0.926771223</text:p>
          </table:table-cell>
          <table:table-cell table:style-name="ce2" office:value-type="percentage" office:value="0.03" calcext:value-type="percentage">
            <text:p>3.00%</text:p>
          </table:table-cell>
          <table:table-cell table:style-name="ce3" office:value-type="float" office:value="16398808" calcext:value-type="float">
            <text:p>1.64E+07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83053.5" calcext:value-type="float">
            <text:p>1.83E+05</text:p>
          </table:table-cell>
          <table:table-cell table:style-name="ce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BoyerMooreFunction-8</text:p>
          </table:table-cell>
          <table:table-cell office:value-type="float" office:value="1.147" calcext:value-type="float">
            <text:p>1.147</text:p>
          </table:table-cell>
          <table:table-cell office:value-type="percentage" office:value="0.05" calcext:value-type="percentage">
            <text:p>5.00%</text:p>
          </table:table-cell>
          <table:table-cell table:style-name="ce3" office:value-type="float" office:value="264250424" calcext:value-type="float">
            <text:p>2.64E+08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93812" calcext:value-type="float">
            <text:p>1.94E+05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4" office:value-type="float" office:value="0.6107863935" calcext:value-type="float">
            <text:p>0.6107863935</text:p>
          </table:table-cell>
          <table:table-cell table:style-name="ce2" office:value-type="percentage" office:value="0.06" calcext:value-type="percentage">
            <text:p>6.00%</text:p>
          </table:table-cell>
          <table:table-cell table:style-name="ce3" office:value-type="float" office:value="264251440" calcext:value-type="float">
            <text:p>2.64E+08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93842" calcext:value-type="float">
            <text:p>1.94E+05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4" office:value-type="float" office:value="0.536967501" calcext:value-type="float">
            <text:p>0.536967501</text:p>
          </table:table-cell>
          <table:table-cell table:style-name="ce2" office:value-type="percentage" office:value="0.04" calcext:value-type="percentage">
            <text:p>4.00%</text:p>
          </table:table-cell>
          <table:table-cell table:style-name="ce3" office:value-type="float" office:value="16400000" calcext:value-type="float">
            <text:p>1.64E+07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83050" calcext:value-type="float">
            <text:p>1.83E+05</text:p>
          </table:table-cell>
          <table:table-cell table:style-name="ce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orisPrattMainWord-8</text:p>
          </table:table-cell>
          <table:table-cell office:value-type="float" office:value="1.054" calcext:value-type="float">
            <text:p>1.054</text:p>
          </table:table-cell>
          <table:table-cell office:value-type="percentage" office:value="0.02" calcext:value-type="percentage">
            <text:p>2.00%</text:p>
          </table:table-cell>
          <table:table-cell table:style-name="ce3" office:value-type="float" office:value="261383496" calcext:value-type="float">
            <text:p>2.61E+08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58943.5" calcext:value-type="float">
            <text:p>1.59E+05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4" office:value-type="float" office:value="1.040320727" calcext:value-type="float">
            <text:p>1.04032072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3" office:value-type="float" office:value="261099596" calcext:value-type="float">
            <text:p>2.61E+08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53735" calcext:value-type="float">
            <text:p>1.54E+05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4" office:value-type="float" office:value="0.919520242" calcext:value-type="float">
            <text:p>0.919520242</text:p>
          </table:table-cell>
          <table:table-cell table:style-name="ce2" office:value-type="percentage" office:value="0.03" calcext:value-type="percentage">
            <text:p>3.00%</text:p>
          </table:table-cell>
          <table:table-cell table:style-name="ce3" office:value-type="float" office:value="13196676" calcext:value-type="float">
            <text:p>1.32E+07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42908.5" calcext:value-type="float">
            <text:p>1.43E+05</text:p>
          </table:table-cell>
          <table:table-cell table:style-name="ce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KurtMorisPrattMainWord-8</text:p>
          </table:table-cell>
          <table:table-cell office:value-type="float" office:value="1.083" calcext:value-type="float">
            <text:p>1.083</text:p>
          </table:table-cell>
          <table:table-cell office:value-type="percentage" office:value="0.1" calcext:value-type="percentage">
            <text:p>10.00%</text:p>
          </table:table-cell>
          <table:table-cell table:style-name="ce3" office:value-type="float" office:value="261379240" calcext:value-type="float">
            <text:p>2.61E+08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58947" calcext:value-type="float">
            <text:p>1.59E+05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4" office:value-type="float" office:value="1.0462150545" calcext:value-type="float">
            <text:p>1.0462150545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3" office:value-type="float" office:value="261109868" calcext:value-type="float">
            <text:p>2.61E+08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53739.5" calcext:value-type="float">
            <text:p>1.54E+05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4" office:value-type="float" office:value="0.921641442" calcext:value-type="float">
            <text:p>0.921641442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3" office:value-type="float" office:value="13192152" calcext:value-type="float">
            <text:p>1.32E+07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42904" calcext:value-type="float">
            <text:p>1.43E+05</text:p>
          </table:table-cell>
          <table:table-cell table:style-name="ce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BoyerMooreMainWord-8</text:p>
          </table:table-cell>
          <table:table-cell office:value-type="float" office:value="1.419" calcext:value-type="float">
            <text:p>1.419</text:p>
          </table:table-cell>
          <table:table-cell office:value-type="percentage" office:value="0.03" calcext:value-type="percentage">
            <text:p>3.00%</text:p>
          </table:table-cell>
          <table:table-cell table:style-name="ce3" office:value-type="float" office:value="261149928" calcext:value-type="float">
            <text:p>2.61E+08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53758" calcext:value-type="float">
            <text:p>1.54E+05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4" office:value-type="float" office:value="0.663481788" calcext:value-type="float">
            <text:p>0.663481788</text:p>
          </table:table-cell>
          <table:table-cell table:style-name="ce2" office:value-type="percentage" office:value="0.03" calcext:value-type="percentage">
            <text:p>3.00%</text:p>
          </table:table-cell>
          <table:table-cell table:style-name="ce3" office:value-type="float" office:value="261088820" calcext:value-type="float">
            <text:p>2.61E+08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53758" calcext:value-type="float">
            <text:p>1.54E+05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4" office:value-type="float" office:value="0.5851282445" calcext:value-type="float">
            <text:p>0.5851282445</text:p>
          </table:table-cell>
          <table:table-cell table:style-name="ce2" office:value-type="percentage" office:value="0.05" calcext:value-type="percentage">
            <text:p>5.00%</text:p>
          </table:table-cell>
          <table:table-cell table:style-name="ce3" office:value-type="float" office:value="13194184" calcext:value-type="float">
            <text:p>1.32E+07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42905.5" calcext:value-type="float">
            <text:p>1.43E+05</text:p>
          </table:table-cell>
          <table:table-cell table:style-name="ce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orisPrattWindowWord-8</text:p>
          </table:table-cell>
          <table:table-cell office:value-type="float" office:value="1.029" calcext:value-type="float">
            <text:p>1.029</text:p>
          </table:table-cell>
          <table:table-cell office:value-type="percentage" office:value="0.02" calcext:value-type="percentage">
            <text:p>2.00%</text:p>
          </table:table-cell>
          <table:table-cell table:style-name="ce3" office:value-type="float" office:value="259491404" calcext:value-type="float">
            <text:p>2.59E+08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33189" calcext:value-type="float">
            <text:p>1.33E+05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4" office:value-type="float" office:value="0.948649507" calcext:value-type="float">
            <text:p>0.948649507</text:p>
          </table:table-cell>
          <table:table-cell table:style-name="ce2" office:value-type="percentage" office:value="0.03" calcext:value-type="percentage">
            <text:p>3.00%</text:p>
          </table:table-cell>
          <table:table-cell table:style-name="ce3" office:value-type="float" office:value="259131728" calcext:value-type="float">
            <text:p>2.59E+08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27992" calcext:value-type="float">
            <text:p>1.28E+05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4" office:value-type="float" office:value="0.8930176485" calcext:value-type="float">
            <text:p>0.8930176485</text:p>
          </table:table-cell>
          <table:table-cell table:style-name="ce2" office:value-type="percentage" office:value="0.06" calcext:value-type="percentage">
            <text:p>6.00%</text:p>
          </table:table-cell>
          <table:table-cell table:style-name="ce3" office:value-type="float" office:value="11304308" calcext:value-type="float">
            <text:p>1.13E+07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17289.5" calcext:value-type="float">
            <text:p>1.17E+05</text:p>
          </table:table-cell>
          <table:table-cell table:style-name="ce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KurtMorisPrattWindowWord-8</text:p>
          </table:table-cell>
          <table:table-cell office:value-type="float" office:value="1.035" calcext:value-type="float">
            <text:p>1.035</text:p>
          </table:table-cell>
          <table:table-cell office:value-type="percentage" office:value="0.04" calcext:value-type="percentage">
            <text:p>4.00%</text:p>
          </table:table-cell>
          <table:table-cell table:style-name="ce3" office:value-type="float" office:value="259502312" calcext:value-type="float">
            <text:p>2.60E+08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33194.5" calcext:value-type="float">
            <text:p>1.33E+05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4" office:value-type="float" office:value="0.9554378345" calcext:value-type="float">
            <text:p>0.9554378345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3" office:value-type="float" office:value="259144932" calcext:value-type="float">
            <text:p>2.59E+08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27995.5" calcext:value-type="float">
            <text:p>1.28E+05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4" office:value-type="float" office:value="0.879356282" calcext:value-type="float">
            <text:p>0.879356282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3" office:value-type="float" office:value="11299904" calcext:value-type="float">
            <text:p>1.13E+07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17287" calcext:value-type="float">
            <text:p>1.17E+05</text:p>
          </table:table-cell>
          <table:table-cell table:style-name="ce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BoyerMooreWindowWord-8</text:p>
          </table:table-cell>
          <table:table-cell office:value-type="float" office:value="1.189" calcext:value-type="float">
            <text:p>1.189</text:p>
          </table:table-cell>
          <table:table-cell office:value-type="percentage" office:value="0.01" calcext:value-type="percentage">
            <text:p>1.00%</text:p>
          </table:table-cell>
          <table:table-cell table:style-name="ce3" office:value-type="float" office:value="259168976" calcext:value-type="float">
            <text:p>2.59E+08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27997" calcext:value-type="float">
            <text:p>1.28E+05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4" office:value-type="float" office:value="0.6132229035" calcext:value-type="float">
            <text:p>0.6132229035</text:p>
          </table:table-cell>
          <table:table-cell table:style-name="ce2" office:value-type="percentage" office:value="0.05" calcext:value-type="percentage">
            <text:p>5.00%</text:p>
          </table:table-cell>
          <table:table-cell table:style-name="ce3" office:value-type="float" office:value="259174304" calcext:value-type="float">
            <text:p>2.59E+08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28006.5" calcext:value-type="float">
            <text:p>1.28E+05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4" office:value-type="float" office:value="0.5223911285" calcext:value-type="float">
            <text:p>0.5223911285</text:p>
          </table:table-cell>
          <table:table-cell table:style-name="ce2" office:value-type="percentage" office:value="0.03" calcext:value-type="percentage">
            <text:p>3.00%</text:p>
          </table:table-cell>
          <table:table-cell table:style-name="ce3" office:value-type="float" office:value="11302120" calcext:value-type="float">
            <text:p>1.13E+07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3" office:value-type="float" office:value="117289.5" calcext:value-type="float">
            <text:p>1.17E+05</text:p>
          </table:table-cell>
          <table:table-cell table:style-name="ce2" office:value-type="percentage" office:value="0" calcext:value-type="percentage">
            <text:p>0.00%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SPEED DIFFS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Test name</text:p>
          </table:table-cell>
          <table:table-cell office:value-type="string" calcext:value-type="string">
            <text:p>sec/op</text:p>
          </table:table-cell>
          <table:table-cell office:value-type="string" calcext:value-type="string">
            <text:p>stdev</text:p>
          </table:table-cell>
          <table:table-cell table:style-name="ce2"/>
          <table:table-cell table:number-columns-repeated="15"/>
        </table:table-row>
        <table:table-row table:style-name="ro1">
          <table:table-cell office:value-type="string" calcext:value-type="string">
            <text:p>MorisPrattFunction</text:p>
          </table:table-cell>
          <table:table-cell office:value-type="float" office:value="1.074" calcext:value-type="float">
            <text:p>1.074</text:p>
          </table:table-cell>
          <table:table-cell office:value-type="percentage" office:value="0.06" calcext:value-type="percentage">
            <text:p>6.00%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number-columns-repeated="12"/>
        </table:table-row>
        <table:table-row table:style-name="ro1">
          <table:table-cell office:value-type="string" calcext:value-type="string">
            <text:p>MorisPrattMainWord</text:p>
          </table:table-cell>
          <table:table-cell office:value-type="float" office:value="1.054" calcext:value-type="float">
            <text:p>1.054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  <table:table-cell table:style-name="ce2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MorisPrattWindowWord</text:p>
          </table:table-cell>
          <table:table-cell office:value-type="float" office:value="1.029" calcext:value-type="float">
            <text:p>1.029</text:p>
          </table:table-cell>
          <table:table-cell office:value-type="percentage" office:value="0.02" calcext:value-type="percentage">
            <text:p>2.00%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number-columns-repeated="12"/>
        </table:table-row>
        <table:table-row table:style-name="ro1">
          <table:table-cell office:value-type="string" calcext:value-type="string">
            <text:p>KurtMorisPrattFunction</text:p>
          </table:table-cell>
          <table:table-cell office:value-type="float" office:value="1.074" calcext:value-type="float">
            <text:p>1.074</text:p>
          </table:table-cell>
          <table:table-cell office:value-type="percentage" office:value="0.1" calcext:value-type="percentage">
            <text:p>10.00%</text:p>
          </table:table-cell>
          <table:table-cell/>
          <table:table-cell table:style-name="ce3"/>
          <table:table-cell table:style-name="ce2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KurtMorisPrattMainWord</text:p>
          </table:table-cell>
          <table:table-cell office:value-type="float" office:value="1.083" calcext:value-type="float">
            <text:p>1.083</text:p>
          </table:table-cell>
          <table:table-cell office:value-type="percentage" office:value="0.1" calcext:value-type="percentage">
            <text:p>10.00%</text:p>
          </table:table-cell>
          <table:table-cell/>
          <table:table-cell table:style-name="ce3"/>
          <table:table-cell table:style-name="ce2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KurtMorisPrattWindowWord</text:p>
          </table:table-cell>
          <table:table-cell office:value-type="float" office:value="1.035" calcext:value-type="float">
            <text:p>1.035</text:p>
          </table:table-cell>
          <table:table-cell office:value-type="percentage" office:value="0.04" calcext:value-type="percentage">
            <text:p>4.00%</text:p>
          </table:table-cell>
          <table:table-cell table:number-columns-repeated="2"/>
          <table:table-cell table:style-name="ce2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BoyerMooreFunction</text:p>
          </table:table-cell>
          <table:table-cell office:value-type="float" office:value="1.147" calcext:value-type="float">
            <text:p>1.147</text:p>
          </table:table-cell>
          <table:table-cell office:value-type="percentage" office:value="0.05" calcext:value-type="percentage">
            <text:p>5.00%</text:p>
          </table:table-cell>
          <table:table-cell table:number-columns-repeated="2"/>
          <table:table-cell table:style-name="ce2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BoyerMooreMainWord</text:p>
          </table:table-cell>
          <table:table-cell office:value-type="float" office:value="1.419" calcext:value-type="float">
            <text:p>1.419</text:p>
          </table:table-cell>
          <table:table-cell office:value-type="percentage" office:value="0.03" calcext:value-type="percentage">
            <text:p>3.00%</text:p>
          </table:table-cell>
          <table:table-cell table:number-columns-repeated="2"/>
          <table:table-cell table:style-name="ce2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BoyerMooreWindowWord</text:p>
          </table:table-cell>
          <table:table-cell office:value-type="float" office:value="1.189" calcext:value-type="float">
            <text:p>1.189</text:p>
          </table:table-cell>
          <table:table-cell office:value-type="percentage" office:value="0.01" calcext:value-type="percentage">
            <text:p>1.00%</text:p>
          </table:table-cell>
          <table:table-cell/>
          <table:table-cell table:style-name="ce3"/>
          <table:table-cell table:style-name="ce2"/>
          <table:table-cell table:number-columns-repeated="5"/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ce3"/>
          <table:table-cell table:style-name="ce2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"/>
          <table:table-cell table:style-name="ce2"/>
          <table:table-cell table:number-columns-repeated="3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Test name</text:p>
          </table:table-cell>
          <table:table-cell table:style-name="ce1" office:value-type="string" calcext:value-type="string">
            <text:p>sec/op</text:p>
          </table:table-cell>
          <table:table-cell office:value-type="string" calcext:value-type="string">
            <text:p>stdev</text:p>
          </table:table-cell>
          <table:table-cell>
            <draw:frame draw:z-index="2" draw:style-name="gr1" draw:text-style-name="P1" svg:width="4.5283in" svg:height="2.552in" svg:x="0.5323in" svg:y="0.074in">
              <draw:object draw:notify-on-update-of-ranges="Sheet1.A30:Sheet1.A30 Sheet1.A31:Sheet1.A39 Sheet1.B30:Sheet1.B30 Sheet1.B31:Sheet1.B39 Sheet1.C31:Sheet1.C39 Sheet1.C31:Sheet1.C3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MorisPrattFunction</text:p>
          </table:table-cell>
          <table:table-cell table:style-name="ce1" office:value-type="float" office:value="1.030144309" calcext:value-type="float">
            <text:p>1.030144309</text:p>
          </table:table-cell>
          <table:table-cell office:value-type="percentage" office:value="0.01" calcext:value-type="percentage">
            <text:p>1.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MorisPrattMainWord</text:p>
          </table:table-cell>
          <table:table-cell table:style-name="ce1" office:value-type="float" office:value="1.04182058" calcext:value-type="float">
            <text:p>1.04182058</text:p>
          </table:table-cell>
          <table:table-cell office:value-type="percentage" office:value="0.01" calcext:value-type="percentage">
            <text:p>1.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MorisPrattWindowWord</text:p>
          </table:table-cell>
          <table:table-cell table:style-name="ce1" office:value-type="float" office:value="0.6107863935" calcext:value-type="float">
            <text:p>0.6107863935</text:p>
          </table:table-cell>
          <table:table-cell office:value-type="percentage" office:value="0.06" calcext:value-type="percentage">
            <text:p>6.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KurtMorisPrattFunction</text:p>
          </table:table-cell>
          <table:table-cell table:style-name="ce1" office:value-type="float" office:value="1.040320727" calcext:value-type="float">
            <text:p>1.040320727</text:p>
          </table:table-cell>
          <table:table-cell office:value-type="percentage" office:value="0.01" calcext:value-type="percentage">
            <text:p>1.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KurtMorisPrattMainWord</text:p>
          </table:table-cell>
          <table:table-cell table:style-name="ce1" office:value-type="float" office:value="1.0462150545" calcext:value-type="float">
            <text:p>1.0462150545</text:p>
          </table:table-cell>
          <table:table-cell office:value-type="percentage" office:value="0.01" calcext:value-type="percentage">
            <text:p>1.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KurtMorisPrattWindowWord</text:p>
          </table:table-cell>
          <table:table-cell table:style-name="ce1" office:value-type="float" office:value="0.663481788" calcext:value-type="float">
            <text:p>0.663481788</text:p>
          </table:table-cell>
          <table:table-cell office:value-type="percentage" office:value="0.03" calcext:value-type="percentage">
            <text:p>3.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BoyerMooreFunction</text:p>
          </table:table-cell>
          <table:table-cell table:style-name="ce1" office:value-type="float" office:value="0.948649507" calcext:value-type="float">
            <text:p>0.948649507</text:p>
          </table:table-cell>
          <table:table-cell office:value-type="percentage" office:value="0.03" calcext:value-type="percentage">
            <text:p>3.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BoyerMooreMainWord</text:p>
          </table:table-cell>
          <table:table-cell table:style-name="ce1" office:value-type="float" office:value="0.9554378345" calcext:value-type="float">
            <text:p>0.9554378345</text:p>
          </table:table-cell>
          <table:table-cell office:value-type="percentage" office:value="0.02" calcext:value-type="percentage">
            <text:p>2.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yerMooreWindowWord</text:p>
          </table:table-cell>
          <table:table-cell table:style-name="ce1" office:value-type="float" office:value="0.6132229035" calcext:value-type="float">
            <text:p>0.6132229035</text:p>
          </table:table-cell>
          <table:table-cell office:value-type="percentage" office:value="0.05" calcext:value-type="percentage">
            <text:p>5.00%</text:p>
          </table:table-cell>
          <table:table-cell table:number-columns-repeated="16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Test name</text:p>
          </table:table-cell>
          <table:table-cell table:style-name="ce1" office:value-type="string" calcext:value-type="string">
            <text:p>sec/op</text:p>
          </table:table-cell>
          <table:table-cell office:value-type="string" calcext:value-type="string">
            <text:p>stdev</text:p>
          </table:table-cell>
          <table:table-cell>
            <draw:frame draw:z-index="3" draw:style-name="gr1" draw:text-style-name="P1" svg:width="6.1594in" svg:height="3.4713in" svg:x="1.0087in" svg:y="0.0728in">
              <draw:object draw:notify-on-update-of-ranges="Sheet1.A45:Sheet1.A45 Sheet1.A46:Sheet1.A54 Sheet1.B45:Sheet1.B45 Sheet1.B46:Sheet1.B54 Sheet1.C46:Sheet1.C54 Sheet1.C46:Sheet1.C5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office:value-type="string" calcext:value-type="string">
            <text:p>MorisPrattFunction</text:p>
          </table:table-cell>
          <table:table-cell table:style-name="ce1" office:value-type="float" office:value="0.931020727" calcext:value-type="float">
            <text:p>0.931020727</text:p>
          </table:table-cell>
          <table:table-cell office:value-type="percentage" office:value="0.1" calcext:value-type="percentage">
            <text:p>10.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risPrattMainWord</text:p>
          </table:table-cell>
          <table:table-cell table:style-name="ce1" office:value-type="float" office:value="0.926771223" calcext:value-type="float">
            <text:p>0.926771223</text:p>
          </table:table-cell>
          <table:table-cell office:value-type="percentage" office:value="0.03" calcext:value-type="percentage">
            <text:p>3.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risPrattWindowWord</text:p>
          </table:table-cell>
          <table:table-cell table:style-name="ce1" office:value-type="float" office:value="0.536967501" calcext:value-type="float">
            <text:p>0.536967501</text:p>
          </table:table-cell>
          <table:table-cell office:value-type="percentage" office:value="0.04" calcext:value-type="percentage">
            <text:p>4.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urtMorisPrattFunction</text:p>
          </table:table-cell>
          <table:table-cell table:style-name="ce1" office:value-type="float" office:value="0.919520242" calcext:value-type="float">
            <text:p>0.919520242</text:p>
          </table:table-cell>
          <table:table-cell office:value-type="percentage" office:value="0.03" calcext:value-type="percentage">
            <text:p>3.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urtMorisPrattMainWord</text:p>
          </table:table-cell>
          <table:table-cell table:style-name="ce1" office:value-type="float" office:value="0.921641442" calcext:value-type="float">
            <text:p>0.921641442</text:p>
          </table:table-cell>
          <table:table-cell office:value-type="percentage" office:value="0.01" calcext:value-type="percentage">
            <text:p>1.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urtMorisPrattWindowWord</text:p>
          </table:table-cell>
          <table:table-cell table:style-name="ce1" office:value-type="float" office:value="0.5851282445" calcext:value-type="float">
            <text:p>0.5851282445</text:p>
          </table:table-cell>
          <table:table-cell office:value-type="percentage" office:value="0.05" calcext:value-type="percentage">
            <text:p>5.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yerMooreFunction</text:p>
          </table:table-cell>
          <table:table-cell table:style-name="ce1" office:value-type="float" office:value="0.8930176485" calcext:value-type="float">
            <text:p>0.8930176485</text:p>
          </table:table-cell>
          <table:table-cell office:value-type="percentage" office:value="0.06" calcext:value-type="percentage">
            <text:p>6.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yerMooreMainWord</text:p>
          </table:table-cell>
          <table:table-cell table:style-name="ce1" office:value-type="float" office:value="0.879356282" calcext:value-type="float">
            <text:p>0.879356282</text:p>
          </table:table-cell>
          <table:table-cell office:value-type="percentage" office:value="0.01" calcext:value-type="percentage">
            <text:p>1.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yerMooreWindowWord</text:p>
          </table:table-cell>
          <table:table-cell table:style-name="ce1" office:value-type="float" office:value="0.5223911285" calcext:value-type="float">
            <text:p>0.5223911285</text:p>
          </table:table-cell>
          <table:table-cell office:value-type="percentage" office:value="0.03" calcext:value-type="percentage">
            <text:p>3.00%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3:15:05.178068005</meta:creation-date>
    <dc:date>2024-11-24T15:14:52.050183141</dc:date>
    <meta:editing-duration>PT26M28S</meta:editing-duration>
    <meta:editing-cycles>5</meta:editing-cycles>
    <meta:generator>LibreOffice/24.8.3.2$Linux_X86_64 LibreOffice_project/480$Build-2</meta:generator>
    <meta:document-statistic meta:table-count="1" meta:cell-count="284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bar" chart:style-name="ch1">
        <chart:legend chart:legend-position="end" svg:x="10.705cm" svg:y="2.211cm" style:legend-expansion="high" chart:style-name="ch2"/>
        <chart:plot-area chart:style-name="ch3" table:cell-range-address="Sheet1.A2:Sheet1.B11 Sheet1.D2:Sheet1.D11 Sheet1.F2:Sheet1.F11" chart:data-source-has-labels="both" svg:x="0.32cm" svg:y="0.18cm" svg:width="10.065cm" svg:height="8.645cm">
          <chart:coordinate-region svg:x="2.293cm" svg:y="0.379cm" svg:width="8.092cm" svg:height="7.799cm"/>
          <chart:axis chart:dimension="x" chart:name="primary-x" chart:style-name="ch4" chartooo:axis-type="auto">
            <chartooo:date-scale/>
            <chart:categories table:cell-range-address="Sheet1.B2:Sheet1.B2 Sheet1.D2:Sheet1.D2 Sheet1.F2:Sheet1.F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3 Sheet1.D3:Sheet1.D3 Sheet1.F3:Sheet1.F3" chart:label-cell-address="Sheet1.A3:Sheet1.A3" chart:class="chart:bar">
            <chart:data-point chart:repeated="3"/>
          </chart:series>
          <chart:series chart:style-name="ch8" chart:values-cell-range-address="Sheet1.B4:Sheet1.B4 Sheet1.D4:Sheet1.D4 Sheet1.F4:Sheet1.F4" chart:label-cell-address="Sheet1.A4:Sheet1.A4" chart:class="chart:bar">
            <chart:data-point chart:style-name="ch9"/>
            <chart:data-point chart:repeated="2"/>
          </chart:series>
          <chart:series chart:style-name="ch10" chart:values-cell-range-address="Sheet1.B5:Sheet1.B5 Sheet1.D5:Sheet1.D5 Sheet1.F5:Sheet1.F5" chart:label-cell-address="Sheet1.A5:Sheet1.A5" chart:class="chart:bar">
            <chart:data-point chart:repeated="3"/>
          </chart:series>
          <chart:series chart:style-name="ch11" chart:values-cell-range-address="Sheet1.B6:Sheet1.B6 Sheet1.D6:Sheet1.D6 Sheet1.F6:Sheet1.F6" chart:label-cell-address="Sheet1.A6:Sheet1.A6" chart:class="chart:bar">
            <chart:data-point chart:repeated="3"/>
          </chart:series>
          <chart:series chart:style-name="ch10" chart:values-cell-range-address="Sheet1.B7:Sheet1.B7 Sheet1.D7:Sheet1.D7 Sheet1.F7:Sheet1.F7" chart:label-cell-address="Sheet1.A7:Sheet1.A7" chart:class="chart:bar">
            <chart:data-point chart:repeated="3"/>
          </chart:series>
          <chart:series chart:style-name="ch12" chart:values-cell-range-address="Sheet1.B8:Sheet1.B8 Sheet1.D8:Sheet1.D8 Sheet1.F8:Sheet1.F8" chart:label-cell-address="Sheet1.A8:Sheet1.A8" chart:class="chart:bar">
            <chart:data-point chart:repeated="3"/>
          </chart:series>
          <chart:series chart:style-name="ch13" chart:values-cell-range-address="Sheet1.B9:Sheet1.B9 Sheet1.D9:Sheet1.D9 Sheet1.F9:Sheet1.F9" chart:label-cell-address="Sheet1.A9:Sheet1.A9" chart:class="chart:bar">
            <chart:data-point chart:repeated="3"/>
          </chart:series>
          <chart:series chart:style-name="ch14" chart:values-cell-range-address="Sheet1.B10:Sheet1.B10 Sheet1.D10:Sheet1.D10 Sheet1.F10:Sheet1.F10" chart:label-cell-address="Sheet1.A10:Sheet1.A10" chart:class="chart:bar">
            <chart:data-point chart:repeated="3"/>
          </chart:series>
          <chart:series chart:style-name="ch15" chart:values-cell-range-address="Sheet1.B11:Sheet1.B11 Sheet1.D11:Sheet1.D11 Sheet1.F11:Sheet1.F11" chart:label-cell-address="Sheet1.A11:Sheet1.A1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/op</text:p>
                <draw:g>
                  <svg:desc>Sheet1.B2:Sheet1.B2 Sheet1.D2:Sheet1.D2 Sheet1.F2:Sheet1.F2</svg:desc>
                </draw:g>
              </table:table-cell>
              <table:table-cell office:value-type="string">
                <text:p>B/op </text:p>
              </table:table-cell>
              <table:table-cell office:value-type="string">
                <text:p>allocs/op</text:p>
              </table:table-cell>
            </table:table-row>
          </table:table-header-rows>
          <table:table-rows>
            <table:table-row>
              <table:table-cell office:value-type="string">
                <text:p>MorisPrattFunction-8</text:p>
                <draw:g>
                  <svg:desc>Sheet1.A3:Sheet1.A3</svg:desc>
                </draw:g>
              </table:table-cell>
              <table:table-cell office:value-type="float" office:value="1.074">
                <text:p>1.074</text:p>
                <draw:g>
                  <svg:desc>Sheet1.B3:Sheet1.B3 Sheet1.D3:Sheet1.D3 Sheet1.F3:Sheet1.F3</svg:desc>
                </draw:g>
              </table:table-cell>
              <table:table-cell office:value-type="float" office:value="264638296">
                <text:p>264638296</text:p>
              </table:table-cell>
              <table:table-cell office:value-type="float" office:value="198986">
                <text:p>198986</text:p>
              </table:table-cell>
            </table:table-row>
            <table:table-row>
              <table:table-cell office:value-type="string">
                <text:p>KurtMorisPrattFunction-8</text:p>
                <draw:g>
                  <svg:desc>Sheet1.A4:Sheet1.A4</svg:desc>
                </draw:g>
              </table:table-cell>
              <table:table-cell office:value-type="float" office:value="1.074">
                <text:p>1.074</text:p>
                <draw:g>
                  <svg:desc>Sheet1.B4:Sheet1.B4 Sheet1.D4:Sheet1.D4 Sheet1.F4:Sheet1.F4</svg:desc>
                </draw:g>
              </table:table-cell>
              <table:table-cell office:value-type="float" office:value="264673224">
                <text:p>264673224</text:p>
              </table:table-cell>
              <table:table-cell office:value-type="float" office:value="199009.5">
                <text:p>199009.5</text:p>
              </table:table-cell>
            </table:table-row>
            <table:table-row>
              <table:table-cell office:value-type="string">
                <text:p>BoyerMooreFunction-8</text:p>
                <draw:g>
                  <svg:desc>Sheet1.A5:Sheet1.A5</svg:desc>
                </draw:g>
              </table:table-cell>
              <table:table-cell office:value-type="float" office:value="1.147">
                <text:p>1.147</text:p>
                <draw:g>
                  <svg:desc>Sheet1.B5:Sheet1.B5 Sheet1.D5:Sheet1.D5 Sheet1.F5:Sheet1.F5</svg:desc>
                </draw:g>
              </table:table-cell>
              <table:table-cell office:value-type="float" office:value="264250424">
                <text:p>264250424</text:p>
              </table:table-cell>
              <table:table-cell office:value-type="float" office:value="193812">
                <text:p>193812</text:p>
              </table:table-cell>
            </table:table-row>
            <table:table-row>
              <table:table-cell office:value-type="string">
                <text:p>MorisPrattMainWord-8</text:p>
                <draw:g>
                  <svg:desc>Sheet1.A6:Sheet1.A6</svg:desc>
                </draw:g>
              </table:table-cell>
              <table:table-cell office:value-type="float" office:value="1.054">
                <text:p>1.054</text:p>
                <draw:g>
                  <svg:desc>Sheet1.B6:Sheet1.B6 Sheet1.D6:Sheet1.D6 Sheet1.F6:Sheet1.F6</svg:desc>
                </draw:g>
              </table:table-cell>
              <table:table-cell office:value-type="float" office:value="261383496">
                <text:p>261383496</text:p>
              </table:table-cell>
              <table:table-cell office:value-type="float" office:value="158943.5">
                <text:p>158943.5</text:p>
              </table:table-cell>
            </table:table-row>
            <table:table-row>
              <table:table-cell office:value-type="string">
                <text:p>KurtMorisPrattMainWord-8</text:p>
                <draw:g>
                  <svg:desc>Sheet1.A7:Sheet1.A7</svg:desc>
                </draw:g>
              </table:table-cell>
              <table:table-cell office:value-type="float" office:value="1.083">
                <text:p>1.083</text:p>
                <draw:g>
                  <svg:desc>Sheet1.B7:Sheet1.B7 Sheet1.D7:Sheet1.D7 Sheet1.F7:Sheet1.F7</svg:desc>
                </draw:g>
              </table:table-cell>
              <table:table-cell office:value-type="float" office:value="261379240">
                <text:p>261379240</text:p>
              </table:table-cell>
              <table:table-cell office:value-type="float" office:value="158947">
                <text:p>158947</text:p>
              </table:table-cell>
            </table:table-row>
            <table:table-row>
              <table:table-cell office:value-type="string">
                <text:p>BoyerMooreMainWord-8</text:p>
                <draw:g>
                  <svg:desc>Sheet1.A8:Sheet1.A8</svg:desc>
                </draw:g>
              </table:table-cell>
              <table:table-cell office:value-type="float" office:value="1.419">
                <text:p>1.419</text:p>
                <draw:g>
                  <svg:desc>Sheet1.B8:Sheet1.B8 Sheet1.D8:Sheet1.D8 Sheet1.F8:Sheet1.F8</svg:desc>
                </draw:g>
              </table:table-cell>
              <table:table-cell office:value-type="float" office:value="261149928">
                <text:p>261149928</text:p>
              </table:table-cell>
              <table:table-cell office:value-type="float" office:value="153758">
                <text:p>153758</text:p>
              </table:table-cell>
            </table:table-row>
            <table:table-row>
              <table:table-cell office:value-type="string">
                <text:p>MorisPrattWindowWord-8</text:p>
                <draw:g>
                  <svg:desc>Sheet1.A9:Sheet1.A9</svg:desc>
                </draw:g>
              </table:table-cell>
              <table:table-cell office:value-type="float" office:value="1.029">
                <text:p>1.029</text:p>
                <draw:g>
                  <svg:desc>Sheet1.B9:Sheet1.B9 Sheet1.D9:Sheet1.D9 Sheet1.F9:Sheet1.F9</svg:desc>
                </draw:g>
              </table:table-cell>
              <table:table-cell office:value-type="float" office:value="259491404">
                <text:p>259491404</text:p>
              </table:table-cell>
              <table:table-cell office:value-type="float" office:value="133189">
                <text:p>133189</text:p>
              </table:table-cell>
            </table:table-row>
            <table:table-row>
              <table:table-cell office:value-type="string">
                <text:p>KurtMorisPrattWindowWord-8</text:p>
                <draw:g>
                  <svg:desc>Sheet1.A10:Sheet1.A10</svg:desc>
                </draw:g>
              </table:table-cell>
              <table:table-cell office:value-type="float" office:value="1.035">
                <text:p>1.035</text:p>
                <draw:g>
                  <svg:desc>Sheet1.B10:Sheet1.B10 Sheet1.D10:Sheet1.D10 Sheet1.F10:Sheet1.F10</svg:desc>
                </draw:g>
              </table:table-cell>
              <table:table-cell office:value-type="float" office:value="259502312">
                <text:p>259502312</text:p>
              </table:table-cell>
              <table:table-cell office:value-type="float" office:value="133194.5">
                <text:p>133194.5</text:p>
              </table:table-cell>
            </table:table-row>
            <table:table-row>
              <table:table-cell office:value-type="string">
                <text:p>BoyerMooreWindowWord-8</text:p>
                <draw:g>
                  <svg:desc>Sheet1.A11:Sheet1.A11</svg:desc>
                </draw:g>
              </table:table-cell>
              <table:table-cell office:value-type="float" office:value="1.189">
                <text:p>1.189</text:p>
                <draw:g>
                  <svg:desc>Sheet1.B11:Sheet1.B11 Sheet1.D11:Sheet1.D11 Sheet1.F11:Sheet1.F11</svg:desc>
                </draw:g>
              </table:table-cell>
              <table:table-cell office:value-type="float" office:value="259168976">
                <text:p>259168976</text:p>
              </table:table-cell>
              <table:table-cell office:value-type="float" office:value="127997">
                <text:p>1279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heet1.C18:Sheet1.C26" chart:error-lower-range="Sheet1.C18:Sheet1.C26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18:Sheet1.C26" chart:error-lower-range="Sheet1.C18:Sheet1.C26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18:Sheet1.C26" chart:error-lower-range="Sheet1.C18:Sheet1.C26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1.98cm" svg:height="6.751cm" xlink:href=".." xlink:type="simple" chart:class="chart:bar" chart:style-name="ch1">
        <chart:title svg:x="2.144cm" svg:y="0.271cm" chart:style-name="ch2">
          <text:p>Speed Between Algos on first attempt</text:p>
        </chart:title>
        <chart:legend chart:legend-position="end" svg:x="10.212cm" svg:y="3.076cm" style:legend-expansion="high" chart:style-name="ch3"/>
        <chart:plot-area chart:style-name="ch4" table:cell-range-address="Sheet1.A17:Sheet1.B26" chart:data-source-has-labels="both" svg:x="1.25cm" svg:y="1.185cm" svg:width="8.723cm" svg:height="4.45cm">
          <chart:coordinate-region svg:x="3.021cm" svg:y="1.185cm" svg:width="6.927cm" svg:height="1.483cm"/>
          <chart:axis chart:dimension="x" chart:name="primary-x" chart:style-name="ch5" chartooo:axis-type="auto">
            <chartooo:date-scale/>
            <chart:title svg:x="4.168cm" svg:y="5.77cm" chart:style-name="ch2">
              <text:p><text:span text:style-name="T1">Algos on substrings</text:span></text:p>
            </chart:title>
            <chart:categories table:cell-range-address="Sheet1.A18:Sheet1.A26"/>
          </chart:axis>
          <chart:axis chart:dimension="y" chart:name="primary-y" chart:style-name="ch6">
            <chart:title svg:x="0.451cm" svg:y="3.935cm" chart:style-name="ch7">
              <text:p><text:span text:style-name="T1">sec/op</text:span></text:p>
            </chart:title>
            <chart:grid chart:style-name="ch8" chart:class="major"/>
          </chart:axis>
          <chart:series chart:style-name="ch9" chart:values-cell-range-address="Sheet1.B18:Sheet1.B26" chart:label-cell-address="Sheet1.B17:Sheet1.B17" chart:class="chart:bar">
            <chart:error-indicator chart:style-name="ch10" chart:dimension="y"/>
            <chart:data-point chart:repeated="3"/>
            <chart:data-point chart:style-name="ch11" chart:repeated="3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/op</text:p>
                <draw:g>
                  <svg:desc>Sheet1.B17:Sheet1.B1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MorisPrattFunction</text:p>
                <draw:g>
                  <svg:desc>Sheet1.A18:Sheet1.A26</svg:desc>
                </draw:g>
              </table:table-cell>
              <table:table-cell office:value-type="float" office:value="1.074">
                <text:p>1.074</text:p>
                <draw:g>
                  <svg:desc>Sheet1.B18:Sheet1.B26</svg:desc>
                </draw:g>
              </table:table-cell>
              <table:table-cell office:value-type="float" office:value="0.06">
                <text:p>0.06</text:p>
                <draw:g>
                  <svg:desc>Sheet1.C18:Sheet1.C26</svg:desc>
                </draw:g>
              </table:table-cell>
              <table:table-cell office:value-type="float" office:value="0.06">
                <text:p>0.06</text:p>
                <draw:g>
                  <svg:desc>Sheet1.C18:Sheet1.C26</svg:desc>
                </draw:g>
              </table:table-cell>
            </table:table-row>
            <table:table-row>
              <table:table-cell office:value-type="string">
                <text:p>MorisPrattMainWord</text:p>
              </table:table-cell>
              <table:table-cell office:value-type="float" office:value="1.054">
                <text:p>1.05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MorisPrattWindowWord</text:p>
              </table:table-cell>
              <table:table-cell office:value-type="float" office:value="1.029">
                <text:p>1.029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KurtMorisPrattFunction</text:p>
              </table:table-cell>
              <table:table-cell office:value-type="float" office:value="1.074">
                <text:p>1.074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urtMorisPrattMainWord</text:p>
              </table:table-cell>
              <table:table-cell office:value-type="float" office:value="1.083">
                <text:p>1.08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urtMorisPrattWindowWord</text:p>
              </table:table-cell>
              <table:table-cell office:value-type="float" office:value="1.035">
                <text:p>1.035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BoyerMooreFunction</text:p>
              </table:table-cell>
              <table:table-cell office:value-type="float" office:value="1.147">
                <text:p>1.147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BoyerMooreMainWord</text:p>
              </table:table-cell>
              <table:table-cell office:value-type="float" office:value="1.419">
                <text:p>1.419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oyerMooreWindowWord</text:p>
              </table:table-cell>
              <table:table-cell office:value-type="float" office:value="1.189">
                <text:p>1.18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heet1.C31:Sheet1.C39" chart:error-lower-range="Sheet1.C31:Sheet1.C39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5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31:Sheet1.C39" chart:error-lower-range="Sheet1.C31:Sheet1.C39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1:Sheet1.C39" chart:error-lower-range="Sheet1.C31:Sheet1.C39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1.503cm" svg:height="6.483cm" xlink:href=".." xlink:type="simple" chart:class="chart:bar" chart:style-name="ch1">
        <chart:title svg:x="1.504cm" svg:y="0.264cm" chart:style-name="ch2">
          <text:p><text:span text:style-name="T1">Speed Between Algos preproc change for BM</text:span></text:p>
        </chart:title>
        <chart:legend chart:legend-position="end" svg:x="9.735cm" svg:y="2.942cm" style:legend-expansion="high" chart:style-name="ch3"/>
        <chart:plot-area chart:style-name="ch4" table:cell-range-address="Sheet1.A30:Sheet1.B39" chart:data-source-has-labels="both" svg:x="1.241cm" svg:y="1.676cm" svg:width="8.264cm" svg:height="3.697cm">
          <chart:coordinate-region svg:x="3.042cm" svg:y="1.676cm" svg:width="6.441cm" svg:height="1.232cm"/>
          <chart:axis chart:dimension="x" chart:name="primary-x" chart:style-name="ch5" chartooo:axis-type="auto">
            <chartooo:date-scale/>
            <chart:title svg:x="3.93cm" svg:y="5.502cm" chart:style-name="ch2">
              <text:p><text:span text:style-name="T2">Algos on substrings</text:span></text:p>
            </chart:title>
            <chart:categories table:cell-range-address="Sheet1.A31:Sheet1.A39"/>
          </chart:axis>
          <chart:axis chart:dimension="y" chart:name="primary-y" chart:style-name="ch6">
            <chart:title svg:x="0.451cm" svg:y="4.049cm" chart:style-name="ch7">
              <text:p><text:span text:style-name="T2">sec/op</text:span></text:p>
            </chart:title>
            <chart:grid chart:style-name="ch8" chart:class="major"/>
          </chart:axis>
          <chart:series chart:style-name="ch9" chart:values-cell-range-address="Sheet1.B31:Sheet1.B39" chart:label-cell-address="Sheet1.B30:Sheet1.B30" chart:class="chart:bar">
            <chart:error-indicator chart:style-name="ch10" chart:dimension="y"/>
            <chart:data-point chart:repeated="3"/>
            <chart:data-point chart:style-name="ch11" chart:repeated="3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/op</text:p>
                <draw:g>
                  <svg:desc>Sheet1.B30:Sheet1.B3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MorisPrattFunction</text:p>
                <draw:g>
                  <svg:desc>Sheet1.A31:Sheet1.A39</svg:desc>
                </draw:g>
              </table:table-cell>
              <table:table-cell office:value-type="float" office:value="1.030144309">
                <text:p>1.030144309</text:p>
                <draw:g>
                  <svg:desc>Sheet1.B31:Sheet1.B39</svg:desc>
                </draw:g>
              </table:table-cell>
              <table:table-cell office:value-type="float" office:value="0.01">
                <text:p>0.01</text:p>
                <draw:g>
                  <svg:desc>Sheet1.C31:Sheet1.C39</svg:desc>
                </draw:g>
              </table:table-cell>
              <table:table-cell office:value-type="float" office:value="0.01">
                <text:p>0.01</text:p>
                <draw:g>
                  <svg:desc>Sheet1.C31:Sheet1.C39</svg:desc>
                </draw:g>
              </table:table-cell>
            </table:table-row>
            <table:table-row>
              <table:table-cell office:value-type="string">
                <text:p>MorisPrattMainWord</text:p>
              </table:table-cell>
              <table:table-cell office:value-type="float" office:value="1.04182058">
                <text:p>1.0418205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MorisPrattWindowWord</text:p>
              </table:table-cell>
              <table:table-cell office:value-type="float" office:value="0.6107863935">
                <text:p>0.610786393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KurtMorisPrattFunction</text:p>
              </table:table-cell>
              <table:table-cell office:value-type="float" office:value="1.040320727">
                <text:p>1.04032072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KurtMorisPrattMainWord</text:p>
              </table:table-cell>
              <table:table-cell office:value-type="float" office:value="1.0462150545">
                <text:p>1.046215054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KurtMorisPrattWindowWord</text:p>
              </table:table-cell>
              <table:table-cell office:value-type="float" office:value="0.663481788">
                <text:p>0.663481788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oyerMooreFunction</text:p>
              </table:table-cell>
              <table:table-cell office:value-type="float" office:value="0.948649507">
                <text:p>0.948649507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oyerMooreMainWord</text:p>
              </table:table-cell>
              <table:table-cell office:value-type="float" office:value="0.9554378345">
                <text:p>0.955437834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BoyerMooreWindowWord</text:p>
              </table:table-cell>
              <table:table-cell office:value-type="float" office:value="0.6132229035">
                <text:p>0.613222903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heet1.C46:Sheet1.C54" chart:error-lower-range="Sheet1.C46:Sheet1.C54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4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46:Sheet1.C54" chart:error-lower-range="Sheet1.C46:Sheet1.C54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46:Sheet1.C54" chart:error-lower-range="Sheet1.C46:Sheet1.C54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646cm" svg:height="8.818cm" xlink:href=".." xlink:type="simple" chart:class="chart:bar" chart:style-name="ch1">
        <chart:title svg:x="1.589cm" svg:y="0.312cm" chart:style-name="ch2">
          <text:p><text:span text:style-name="T1">Speed Between Algos after static preproc and static file buffer</text:span></text:p>
        </chart:title>
        <chart:legend chart:legend-position="end" svg:x="13.878cm" svg:y="4.11cm" style:legend-expansion="high" chart:style-name="ch3"/>
        <chart:plot-area chart:style-name="ch4" table:cell-range-address="Sheet1.A45:Sheet1.B54" chart:data-source-has-labels="both" svg:x="1.323cm" svg:y="1.267cm" svg:width="12.243cm" svg:height="6.394cm">
          <chart:coordinate-region svg:x="2.869cm" svg:y="1.466cm" svg:width="10.655cm" svg:height="2.665cm"/>
          <chart:axis chart:dimension="x" chart:name="primary-x" chart:style-name="ch5" chartooo:axis-type="auto">
            <chartooo:date-scale/>
            <chart:title svg:x="6.001cm" svg:y="7.837cm" chart:style-name="ch2">
              <text:p><text:span text:style-name="T2">Algos on substrings</text:span></text:p>
            </chart:title>
            <chart:categories table:cell-range-address="Sheet1.A46:Sheet1.A54"/>
          </chart:axis>
          <chart:axis chart:dimension="y" chart:name="primary-y" chart:style-name="ch6">
            <chart:title svg:x="0.451cm" svg:y="4.989cm" chart:style-name="ch7">
              <text:p><text:span text:style-name="T2">sec/op</text:span></text:p>
            </chart:title>
            <chart:grid chart:style-name="ch8" chart:class="major"/>
          </chart:axis>
          <chart:series chart:style-name="ch9" chart:values-cell-range-address="Sheet1.B46:Sheet1.B54" chart:label-cell-address="Sheet1.B45:Sheet1.B45" chart:class="chart:bar">
            <chart:error-indicator chart:style-name="ch10" chart:dimension="y"/>
            <chart:data-point chart:repeated="3"/>
            <chart:data-point chart:style-name="ch11" chart:repeated="3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/op</text:p>
                <draw:g>
                  <svg:desc>Sheet1.B45:Sheet1.B4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MorisPrattFunction</text:p>
                <draw:g>
                  <svg:desc>Sheet1.A46:Sheet1.A54</svg:desc>
                </draw:g>
              </table:table-cell>
              <table:table-cell office:value-type="float" office:value="0.931020727">
                <text:p>0.931020727</text:p>
                <draw:g>
                  <svg:desc>Sheet1.B46:Sheet1.B54</svg:desc>
                </draw:g>
              </table:table-cell>
              <table:table-cell office:value-type="float" office:value="0.1">
                <text:p>0.1</text:p>
                <draw:g>
                  <svg:desc>Sheet1.C46:Sheet1.C54</svg:desc>
                </draw:g>
              </table:table-cell>
              <table:table-cell office:value-type="float" office:value="0.1">
                <text:p>0.1</text:p>
                <draw:g>
                  <svg:desc>Sheet1.C46:Sheet1.C54</svg:desc>
                </draw:g>
              </table:table-cell>
            </table:table-row>
            <table:table-row>
              <table:table-cell office:value-type="string">
                <text:p>MorisPrattMainWord</text:p>
              </table:table-cell>
              <table:table-cell office:value-type="float" office:value="0.926771223">
                <text:p>0.92677122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MorisPrattWindowWord</text:p>
              </table:table-cell>
              <table:table-cell office:value-type="float" office:value="0.536967501">
                <text:p>0.536967501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KurtMorisPrattFunction</text:p>
              </table:table-cell>
              <table:table-cell office:value-type="float" office:value="0.919520242">
                <text:p>0.91952024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KurtMorisPrattMainWord</text:p>
              </table:table-cell>
              <table:table-cell office:value-type="float" office:value="0.921641442">
                <text:p>0.92164144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KurtMorisPrattWindowWord</text:p>
              </table:table-cell>
              <table:table-cell office:value-type="float" office:value="0.5851282445">
                <text:p>0.585128244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BoyerMooreFunction</text:p>
              </table:table-cell>
              <table:table-cell office:value-type="float" office:value="0.8930176485">
                <text:p>0.893017648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BoyerMooreMainWord</text:p>
              </table:table-cell>
              <table:table-cell office:value-type="float" office:value="0.879356282">
                <text:p>0.87935628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BoyerMooreWindowWord</text:p>
              </table:table-cell>
              <table:table-cell office:value-type="float" office:value="0.5223911285">
                <text:p>0.5223911285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